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0F00000010F1F9B0A82DB015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Открытие перспектив</text:h>
      <text:section text:style-name="Sect1" text:name="i260">
        <text:p text:style-name="P1"><text:span text:style-name="T1">После запуска </text:span><text:span text:style-name="T2">EDT</text:span><text:span text:style-name="T1"> открывается </text:span><text:a xlink:type="simple" xlink:href="https://its.1c.ru/db/content/edtdoc/src/i003.html?_=1542292896#d0e3069" text:style-name="Internet_20_link" text:visited-style-name="Visited_20_Internet_20_Link">перспектива </text:a><text:a xlink:type="simple" xlink:href="https://its.1c.ru/db/content/edtdoc/src/i003.html?_=1542292896#d0e3069" text:style-name="Internet_20_link" text:visited-style-name="Visited_20_Internet_20_Link"><text:span text:style-name="T2">1С:Enterprise</text:span></text:a><text:span text:style-name="T1">. Это основное рабочее пространство для разработки прикладных решений.</text:span></text:p>
        <text:p text:style-name="P1"><text:span text:style-name="T1">Для выполнения других задач предназначены другие перспективы. В некоторых случаях переключение на другую перспективу происходит автоматически. Например, при остановке на точке останова </text:span><text:span text:style-name="T2">EDT</text:span><text:span text:style-name="T1"> автоматически переключается на </text:span><text:a xlink:type="simple" xlink:href="https://its.1c.ru/db/content/edtdoc/src/i159.html?_=1542292896#d0e3131" text:style-name="Internet_20_link" text:visited-style-name="Visited_20_Internet_20_Link">перспективу </text:a><text:a xlink:type="simple" xlink:href="https://its.1c.ru/db/content/edtdoc/src/i159.html?_=1542292896#d0e3131" text:style-name="Internet_20_link" text:visited-style-name="Visited_20_Internet_20_Link"><text:span text:style-name="T2">Отладка</text:span></text:a><text:span text:style-name="T1">.</text:span></text:p>
        <text:p text:style-name="P1"><text:span text:style-name="T1">В других случаях вы можете самостоятельно открыть нужную вам перспективу. Для этого нажмите </text:span><text:span text:style-name="T1"><draw:frame draw:style-name="fr1" draw:name="Изображение1" text:anchor-type="as-char" svg:width="0.397cm" svg:height="0.423cm" draw:z-index="0"><draw:image xlink:href="Pictures/100000000000000F00000010F1F9B0A82DB015EB.png" xlink:type="simple" xlink:show="embed" xlink:actuate="onLoad"/><svg:title>001-29.png</svg:title></draw:frame></text:span><text:span text:style-name="T1"> в </text:span><text:a xlink:type="simple" xlink:href="https://its.1c.ru/db/content/edtdoc/src/i196.html?_=1542292896#i196" text:style-name="Internet_20_link" text:visited-style-name="Visited_20_Internet_20_Link">панели перспектив</text:a><text:span text:style-name="T1">.</text:span></text:p>
        <text:p text:style-name="Text_20_body"><text:span text:style-name="T1">Подробнее о работе с перспективами вы можете прочитать в документации Workbench User Guide на английском языке </text:span><text:a xlink:type="simple" xlink:href="http://help.eclipse.org/mars/index.jsp?topic=/org.eclipse.platform.doc.user/tasks/tasks-1a.htm&amp;cp=0_3_2" office:target-frame-name="_blank" xlink:show="new" text:style-name="Internet_20_link" text:visited-style-name="Visited_20_Internet_20_Link">Working with perspectives</text:a><text:span text:style-name="T1">.</text:span></text:p>
        <text:h text:style-name="P4" text:outline-level="3">Сопутствующая информация</text:h>
        <text:h text:style-name="P2" text:outline-level="4">Концепции</text:h>
        <text:p text:style-name="Text_20_body">‣ <text:a xlink:type="simple" xlink:href="https://its.1c.ru/db/content/edtdoc/src/i035.html?_=1542292896#d0e1413" text:style-name="Internet_20_link" text:visited-style-name="Visited_20_Internet_20_Link"><text:span text:style-name="T1">Перспективы</text:span></text:a></text:p>
        <text:p text:style-name="Text_20_body">‣ <text:a xlink:type="simple" xlink:href="https://its.1c.ru/db/content/edtdoc/src/i211.html?_=1542292896#d0e1996" text:style-name="Internet_20_link" text:visited-style-name="Visited_20_Internet_20_Link"><text:span text:style-name="T1">Командные панел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5:19.109208088</dc:date>
    <meta:editing-duration>PT7H16M37S</meta:editing-duration>
    <meta:editing-cycles>131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87" meta:character-count="698" meta:non-whitespace-character-count="619"/>
  </office:meta>
</office:document-meta>
</file>